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143504" officeooo:paragraph-rsid="00143504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ize="14pt" fo:font-style="normal" style:text-underline-style="none" fo:font-weight="normal" officeooo:rsid="00156b7c" officeooo:paragraph-rsid="00156b7c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ize="10pt" fo:font-style="normal" style:text-underline-style="none" fo:font-weight="normal" officeooo:rsid="0015aa85" officeooo:paragraph-rsid="0016debe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text-properties fo:font-size="10pt" fo:font-style="normal" style:text-underline-style="none" fo:font-weight="normal" officeooo:rsid="0015aa85" officeooo:paragraph-rsid="0016debe" style:font-style-asian="normal" style:font-weight-asian="normal" style:font-style-complex="normal" style:font-weight-complex="normal"/>
    </style:style>
    <style:style style:name="P5" style:family="paragraph" style:parent-style-name="Standard" style:list-style-name="L2">
      <style:text-properties fo:font-size="10pt" fo:font-style="normal" style:text-underline-style="none" fo:font-weight="normal" officeooo:rsid="0018a4f0" officeooo:paragraph-rsid="0018a4f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ize="10pt" fo:font-style="normal" style:text-underline-style="none" fo:font-weight="normal" officeooo:rsid="0018a4f0" officeooo:paragraph-rsid="0018a4f0" style:font-style-asian="normal" style:font-weight-asian="normal" style:font-style-complex="normal" style:font-weight-complex="normal"/>
    </style:style>
    <style:style style:name="P7" style:family="paragraph" style:parent-style-name="Standard" style:list-style-name="L3">
      <style:text-properties fo:font-size="10pt" fo:font-style="normal" style:text-underline-style="none" fo:font-weight="normal" officeooo:rsid="0018a4f0" officeooo:paragraph-rsid="0018a4f0" style:font-style-asian="normal" style:font-weight-asian="normal" style:font-style-complex="normal" style:font-weight-complex="normal"/>
    </style:style>
    <style:style style:name="P8" style:family="paragraph" style:parent-style-name="Standard" style:list-style-name="L4">
      <style:text-properties fo:font-size="10pt" fo:font-style="normal" style:text-underline-style="none" fo:font-weight="normal" officeooo:rsid="0018a4f0" officeooo:paragraph-rsid="0018a4f0" style:font-style-asian="normal" style:font-weight-asian="normal" style:font-style-complex="normal" style:font-weight-complex="normal"/>
    </style:style>
    <style:style style:name="P9" style:family="paragraph" style:parent-style-name="Standard" style:list-style-name="L5">
      <style:text-properties fo:font-size="10pt" fo:font-style="normal" style:text-underline-style="none" fo:font-weight="normal" officeooo:rsid="0018a4f0" officeooo:paragraph-rsid="0018a4f0" style:font-style-asian="normal" style:font-weight-asian="normal" style:font-style-complex="normal" style:font-weight-complex="normal"/>
    </style:style>
    <style:style style:name="P10" style:family="paragraph" style:parent-style-name="Standard" style:list-style-name="L6">
      <style:text-properties fo:font-size="10pt" fo:font-style="normal" style:text-underline-style="none" fo:font-weight="normal" officeooo:rsid="0018a4f0" officeooo:paragraph-rsid="0018a4f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ize="10pt" fo:font-style="normal" style:text-underline-style="none" fo:font-weight="normal" officeooo:rsid="0015e126" officeooo:paragraph-rsid="0018a4f0" style:font-style-asian="normal" style:font-weight-asian="normal" style:font-style-complex="normal" style:font-weight-complex="normal"/>
    </style:style>
    <style:style style:name="P12" style:family="paragraph" style:parent-style-name="Standard" style:list-style-name="L6">
      <style:text-properties fo:font-size="10pt" fo:font-style="normal" style:text-underline-style="none" fo:font-weight="normal" officeooo:rsid="0015e126" officeooo:paragraph-rsid="0018a4f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ize="10pt" fo:font-style="normal" style:text-underline-style="none" fo:font-weight="normal" officeooo:rsid="0015e126" officeooo:paragraph-rsid="0018b1b2" style:font-style-asian="normal" style:font-weight-asian="normal" style:font-style-complex="normal" style:font-weight-complex="normal"/>
    </style:style>
    <style:style style:name="P14" style:family="paragraph" style:parent-style-name="Standard" style:list-style-name="L7">
      <style:text-properties fo:font-size="10pt" fo:font-style="normal" style:text-underline-style="none" fo:font-weight="normal" officeooo:rsid="0015e126" officeooo:paragraph-rsid="0018b1b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ize="10pt" fo:font-style="normal" style:text-underline-style="solid" style:text-underline-width="auto" style:text-underline-color="font-color" fo:font-weight="bold" officeooo:rsid="0016debe" officeooo:paragraph-rsid="0016debe" style:font-style-asian="normal" style:font-weight-asian="bold" style:font-style-complex="normal" style:font-weight-complex="bold"/>
    </style:style>
    <style:style style:name="T1" style:family="text">
      <style:text-properties officeooo:rsid="00156b7c"/>
    </style:style>
    <style:style style:name="T2" style:family="text">
      <style:text-properties fo:font-weight="bold" officeooo:rsid="0016debe" style:font-weight-asian="bold" style:font-weight-complex="bold"/>
    </style:style>
    <style:style style:name="T3" style:family="text">
      <style:text-properties officeooo:rsid="0018b1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0<text:span text:style-name="T1">2:</text:span></text:p>
      <text:p text:style-name="P2">SYS ADMIN:</text:p>
      <text:list xml:id="list1439004624" text:style-name="L1">
        <text:list-item>
          <text:p text:style-name="P4">Install, configure, maintain hardware</text:p>
        </text:list-item>
        <text:list-item>
          <text:p text:style-name="P4">provide Technical support</text:p>
        </text:list-item>
        <text:list-item>
          <text:p text:style-name="P4">perform regular backups incase of disaster</text:p>
        </text:list-item>
      </text:list>
      <text:p text:style-name="P3"/>
      <text:p text:style-name="P3"><text:s text:c="2"/><text:span text:style-name="T2">Performance. Security. Survivability</text:span></text:p>
      <text:p text:style-name="P15">CIANA</text:p>
      <text:list xml:id="list997380087" text:style-name="L2">
        <text:list-item>
          <text:p text:style-name="P5">confidentiality</text:p>
        </text:list-item>
        <text:list-item>
          <text:p text:style-name="P5">integrity</text:p>
        </text:list-item>
        <text:list-item>
          <text:p text:style-name="P5">availability</text:p>
        </text:list-item>
        <text:list-item>
          <text:p text:style-name="P5">non repudiation--&gt; u cannot deny that you were person doing X thing</text:p>
        </text:list-item>
        <text:list-item>
          <text:p text:style-name="P5">authentication</text:p>
        </text:list-item>
      </text:list>
      <text:p text:style-name="P6">Create, manage and train users</text:p>
      <text:list xml:id="list3128885952" text:style-name="L3">
        <text:list-item>
          <text:p text:style-name="P7">one of the first and last groups to interact with </text:p>
        </text:list-item>
        <text:list-item>
          <text:p text:style-name="P7">user roles to security and performance</text:p>
        </text:list-item>
      </text:list>
      <text:p text:style-name="P6">Policies and regulations</text:p>
      <text:p text:style-name="P6">Organizational</text:p>
      <text:list xml:id="list2850576910" text:style-name="L4">
        <text:list-item>
          <text:p text:style-name="P8">Password requirements</text:p>
        </text:list-item>
        <text:list-item>
          <text:p text:style-name="P8">not accessing illegal sites</text:p>
        </text:list-item>
        <text:list-item>
          <text:p text:style-name="P8">some companies dont alllow VPN’s</text:p>
        </text:list-item>
      </text:list>
      <text:p text:style-name="P6">Regulation</text:p>
      <text:list xml:id="list385037406" text:style-name="L5">
        <text:list-item>
          <text:p text:style-name="P9">Consumer Protection</text:p>
        </text:list-item>
        <text:list-item>
          <text:p text:style-name="P9">Encryption</text:p>
        </text:list-item>
        <text:list-item>
          <text:p text:style-name="P9">Data retention</text:p>
        </text:list-item>
      </text:list>
      <text:p text:style-name="P6">Where <text:s/>will you work?</text:p>
      <text:p text:style-name="P6">Everywhere: tech, <text:s/>finance, hospitals</text:p>
      <text:p text:style-name="P6"/>
      <text:p text:style-name="P6">How to become a sysadmin?</text:p>
      <text:p text:style-name="P6">Not really necessary to get a degree,</text:p>
      <text:p text:style-name="P6">supplement your knowledge with certs:</text:p>
      <text:p text:style-name="P11">Certs:</text:p>
      <text:list xml:id="list1778337249" text:style-name="L6">
        <text:list-item>
          <text:p text:style-name="P12">A+</text:p>
        </text:list-item>
        <text:list-item>
          <text:p text:style-name="P12">Network+</text:p>
        </text:list-item>
        <text:list-item>
          <text:p text:style-name="P12">Sec+</text:p>
        </text:list-item>
        <text:list-item>
          <text:p text:style-name="P10">CCN<text:span text:style-name="T3">A</text:span></text:p>
        </text:list-item>
      </text:list>
      <text:p text:style-name="P13">Tools(dependent on enterprise):</text:p>
      <text:list xml:id="list640154929" text:style-name="L7">
        <text:list-item>
          <text:p text:style-name="P14">wireshark</text:p>
        </text:list-item>
        <text:list-item>
          <text:p text:style-name="P14">powershell</text:p>
        </text:list-item>
        <text:list-item>
          <text:p text:style-name="P14">sysinternals --<text:span text:style-name="T3">&gt; </text:span></text:p>
        </text:list-item>
        <text:list-item>
          <text:p text:style-name="P14">RDP(remote desktop protocol)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9:08:17.694241327</meta:creation-date>
    <meta:editing-duration>PT8H47M14S</meta:editing-duration>
    <meta:editing-cycles>3</meta:editing-cycles>
    <meta:generator>LibreOffice/6.4.6.2$Linux_X86_64 LibreOffice_project/40$Build-2</meta:generator>
    <dc:date>2021-03-03T04:41:30.283679086</dc:date>
    <meta:document-statistic meta:table-count="0" meta:image-count="0" meta:object-count="0" meta:page-count="1" meta:paragraph-count="39" meta:word-count="144" meta:character-count="869" meta:non-whitespace-character-count="784"/>
  </office:meta>
</office:document-meta>
</file>